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Comic Sans MS" svg:font-family="'Comic Sans M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Comic Sans MS1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mic Sans MS1" fo:font-size="12pt" style:text-underline-style="none" fo:font-weight="bold" officeooo:rsid="001b3f66" officeooo:paragraph-rsid="001b3f66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omic Sans MS1" fo:font-size="6pt" fo:font-weight="normal" officeooo:rsid="001b3f66" officeooo:paragraph-rsid="001b3f66" style:font-size-asian="5.25pt" style:font-weight-asian="normal" style:font-size-complex="6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Comic Sans MS1" fo:font-size="6pt" fo:font-weight="normal" officeooo:rsid="0020b93b" officeooo:paragraph-rsid="0020b93b" style:font-size-asian="5.25pt" style:font-weight-asian="normal" style:font-size-complex="6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Comic Sans MS1" fo:font-size="8pt" fo:font-weight="normal" officeooo:rsid="0020b93b" officeooo:paragraph-rsid="0020b93b" style:font-size-asian="7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Comic Sans MS1" fo:font-size="10pt" fo:font-weight="normal" officeooo:rsid="001b3f66" officeooo:paragraph-rsid="001b3f66" style:font-size-asian="8.75pt" style:font-weight-asian="normal" style:font-size-complex="10pt" style:font-weight-complex="normal"/>
    </style:style>
    <style:style style:name="P6" style:family="paragraph" style:parent-style-name="Default">
      <style:paragraph-properties fo:text-align="center" style:justify-single-word="false"/>
      <style:text-properties style:font-name="Comic Sans MS1" fo:font-size="24pt" fo:font-weight="bold" officeooo:rsid="001b3f66" officeooo:paragraph-rsid="001b3f66" style:font-size-asian="24pt" style:font-weight-asian="bold" style:font-size-complex="24pt" style:font-weight-complex="bold"/>
    </style:style>
    <style:style style:name="P7" style:family="paragraph" style:parent-style-name="Default">
      <style:paragraph-properties fo:text-align="center" style:justify-single-word="false"/>
      <style:text-properties style:font-name="Comic Sans MS1" fo:font-size="24pt" fo:font-weight="bold" officeooo:rsid="001b3f66" officeooo:paragraph-rsid="001b3f66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omic Sans MS1" fo:font-size="12pt" style:text-underline-style="none" fo:font-weight="bold" officeooo:rsid="001b3f66" officeooo:paragraph-rsid="001b3f66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omic Sans MS1" fo:font-size="8pt" fo:font-weight="normal" officeooo:rsid="0020b93b" officeooo:paragraph-rsid="0020b93b" style:font-size-asian="7pt" style:font-weight-asian="normal" style:font-size-complex="8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Comic Sans MS1" fo:font-size="6pt" fo:font-weight="normal" officeooo:rsid="0020b93b" officeooo:paragraph-rsid="0020b93b" style:font-size-asian="5.25pt" style:font-weight-asian="normal" style:font-size-complex="6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Comic Sans MS1" fo:font-size="6pt" fo:font-weight="normal" officeooo:rsid="001b3f66" officeooo:paragraph-rsid="001b3f66" style:font-size-asian="5.25pt" style:font-weight-asian="normal" style:font-size-complex="6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Comic Sans MS1" fo:font-size="10pt" fo:font-weight="normal" officeooo:rsid="001b3f66" officeooo:paragraph-rsid="001b3f66" style:font-size-asian="8.75pt" style:font-weight-asian="normal" style:font-size-complex="10pt" style:font-weight-complex="normal"/>
    </style:style>
    <style:style style:name="T1" style:family="text">
      <style:text-properties fo:color="#355269" style:font-name="Comic Sans MS" fo:text-shadow="1pt 1pt"/>
    </style:style>
    <style:style style:name="T2" style:family="text">
      <style:text-properties fo:color="#e6e905" style:font-name="Comic Sans MS" fo:text-shadow="1pt 1pt"/>
    </style:style>
    <style:style style:name="T3" style:family="text">
      <style:text-properties fo:color="#ff0000" style:font-name="Comic Sans MS" fo:text-shadow="1pt 1pt"/>
    </style:style>
    <style:style style:name="T4" style:family="text">
      <style:text-properties fo:color="#069a2e" style:font-name="Comic Sans MS" fo:text-shadow="1pt 1pt"/>
    </style:style>
    <style:style style:name="T5" style:family="text">
      <style:text-properties style:font-name="Comic Sans MS" fo:text-shadow="1pt 1pt"/>
    </style:style>
    <style:style style:name="T6" style:family="text">
      <style:text-properties fo:color="#5983b0" style:font-name="Comic Sans MS" fo:text-shadow="1pt 1pt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75in" svg:y="0.5in" svg:width="3.5in" svg:height="2in" draw:z-index="0">
        <draw:text-box>
          <text:section text:style-name="Sect1" text:name="MasterLabel">
            <text:p text:style-name="P6"><text:span text:style-name="T1">Play</text:span><text:span text:style-name="T2">It</text:span><text:span text:style-name="T3">Again</text:span><text:span text:style-name="T4">Kid</text:span><text:span text:style-name="T5">.</text:span><text:span text:style-name="T6">com</text:span></text:p>
            <text:p text:style-name="P1">Record Storytime for Anytime</text:p>
            <text:p text:style-name="P4">You are the star your kid is waiting for</text:p>
            <text:p text:style-name="P3"/>
            <text:p text:style-name="P1">Publish your kid as Author or Artist</text:p>
            <text:p text:style-name="P4">Collaborate on your favorite literature</text:p>
            <text:p text:style-name="P4">Or create your own</text:p>
            <text:p text:style-name="P2"/>
            <text:p text:style-name="P5">jim@less2do.com <text:s text:c="5"/>Jim Mack <text:s text:c="5"/>949-899-4788</text:p>
          </text:section>
        </draw:text-box>
      </draw:frame>
      <draw:frame draw:style-name="fr1" draw:name="Frame2" text:anchor-type="page" text:anchor-page-number="1" svg:x="4.25in" svg:y="0.5in" svg:width="3.5in" svg:height="2in" draw:z-index="1">
        <draw:text-box>
          <text:section text:style-name="Sect1" text:name="Section1" text:protected="true">
            <text:section-source text:section-name="MasterLabel"/>
            <text:p text:style-name="P6"><text:span text:style-name="T1">Play</text:span><text:span text:style-name="T2">It</text:span><text:span text:style-name="T3">Again</text:span><text:span text:style-name="T4">Kid</text:span><text:span text:style-name="T5">.</text:span><text:span text:style-name="T6">com</text:span></text:p>
            <text:p text:style-name="P1">Record Storytime for Anytime</text:p>
            <text:p text:style-name="P4">You are the star your kid is waiting for</text:p>
            <text:p text:style-name="P3"/>
            <text:p text:style-name="P1">Publish your kid as Author or Artist</text:p>
            <text:p text:style-name="P4">Collaborate on your favorite literature</text:p>
            <text:p text:style-name="P4">Or create your own</text:p>
            <text:p text:style-name="P2"/>
            <text:p text:style-name="P5">jim@less2do.com <text:s text:c="5"/>Jim Mack <text:s text:c="5"/>949-899-4788</text:p>
          </text:section>
        </draw:text-box>
      </draw:frame>
      <draw:frame draw:style-name="fr1" draw:name="Frame3" text:anchor-type="page" text:anchor-page-number="1" svg:x="0.75in" svg:y="2.5in" svg:width="3.5in" svg:height="2in" draw:z-index="2">
        <draw:text-box>
          <text:section text:style-name="Sect1" text:name="Section2" text:protected="true">
            <text:section-source text:section-name="MasterLabel"/>
            <text:p text:style-name="P6"><text:span text:style-name="T1">Play</text:span><text:span text:style-name="T2">It</text:span><text:span text:style-name="T3">Again</text:span><text:span text:style-name="T4">Kid</text:span><text:span text:style-name="T5">.</text:span><text:span text:style-name="T6">com</text:span></text:p>
            <text:p text:style-name="P1">Record Storytime for Anytime</text:p>
            <text:p text:style-name="P4">You are the star your kid is waiting for</text:p>
            <text:p text:style-name="P3"/>
            <text:p text:style-name="P1">Publish your kid as Author or Artist</text:p>
            <text:p text:style-name="P4">Collaborate on your favorite literature</text:p>
            <text:p text:style-name="P4">Or create your own</text:p>
            <text:p text:style-name="P2"/>
            <text:p text:style-name="P5">jim@less2do.com <text:s text:c="5"/>Jim Mack <text:s text:c="5"/>949-899-4788</text:p>
          </text:section>
        </draw:text-box>
      </draw:frame>
      <draw:frame draw:style-name="fr1" draw:name="Frame4" text:anchor-type="page" text:anchor-page-number="1" svg:x="4.25in" svg:y="2.5in" svg:width="3.5in" svg:height="2in" draw:z-index="3">
        <draw:text-box>
          <text:section text:style-name="Sect1" text:name="Section3" text:protected="true">
            <text:section-source text:section-name="MasterLabel"/>
            <text:p text:style-name="P6"><text:span text:style-name="T1">Play</text:span><text:span text:style-name="T2">It</text:span><text:span text:style-name="T3">Again</text:span><text:span text:style-name="T4">Kid</text:span><text:span text:style-name="T5">.</text:span><text:span text:style-name="T6">com</text:span></text:p>
            <text:p text:style-name="P1">Record Storytime for Anytime</text:p>
            <text:p text:style-name="P4">You are the star your kid is waiting for</text:p>
            <text:p text:style-name="P3"/>
            <text:p text:style-name="P1">Publish your kid as Author or Artist</text:p>
            <text:p text:style-name="P4">Collaborate on your favorite literature</text:p>
            <text:p text:style-name="P4">Or create your own</text:p>
            <text:p text:style-name="P2"/>
            <text:p text:style-name="P5">jim@less2do.com <text:s text:c="5"/>Jim Mack <text:s text:c="5"/>949-899-4788</text:p>
          </text:section>
        </draw:text-box>
      </draw:frame>
      <draw:frame draw:style-name="fr1" draw:name="Frame5" text:anchor-type="page" text:anchor-page-number="1" svg:x="0.75in" svg:y="4.5in" svg:width="3.5in" svg:height="2in" draw:z-index="4">
        <draw:text-box>
          <text:section text:style-name="Sect1" text:name="Section4" text:protected="true">
            <text:section-source text:section-name="MasterLabel"/>
            <text:p text:style-name="P6"><text:span text:style-name="T1">Play</text:span><text:span text:style-name="T2">It</text:span><text:span text:style-name="T3">Again</text:span><text:span text:style-name="T4">Kid</text:span><text:span text:style-name="T5">.</text:span><text:span text:style-name="T6">com</text:span></text:p>
            <text:p text:style-name="P1">Record Storytime for Anytime</text:p>
            <text:p text:style-name="P4">You are the star your kid is waiting for</text:p>
            <text:p text:style-name="P3"/>
            <text:p text:style-name="P1">Publish your kid as Author or Artist</text:p>
            <text:p text:style-name="P4">Collaborate on your favorite literature</text:p>
            <text:p text:style-name="P4">Or create your own</text:p>
            <text:p text:style-name="P2"/>
            <text:p text:style-name="P5">jim@less2do.com <text:s text:c="5"/>Jim Mack <text:s text:c="5"/>949-899-4788</text:p>
          </text:section>
        </draw:text-box>
      </draw:frame>
      <draw:frame draw:style-name="fr1" draw:name="Frame6" text:anchor-type="page" text:anchor-page-number="1" svg:x="4.25in" svg:y="4.5in" svg:width="3.5in" svg:height="2in" draw:z-index="5">
        <draw:text-box>
          <text:section text:style-name="Sect1" text:name="Section5" text:protected="true">
            <text:section-source text:section-name="MasterLabel"/>
            <text:p text:style-name="P6"><text:span text:style-name="T1">Play</text:span><text:span text:style-name="T2">It</text:span><text:span text:style-name="T3">Again</text:span><text:span text:style-name="T4">Kid</text:span><text:span text:style-name="T5">.</text:span><text:span text:style-name="T6">com</text:span></text:p>
            <text:p text:style-name="P1">Record Storytime for Anytime</text:p>
            <text:p text:style-name="P4">You are the star your kid is waiting for</text:p>
            <text:p text:style-name="P3"/>
            <text:p text:style-name="P1">Publish your kid as Author or Artist</text:p>
            <text:p text:style-name="P4">Collaborate on your favorite literature</text:p>
            <text:p text:style-name="P4">Or create your own</text:p>
            <text:p text:style-name="P2"/>
            <text:p text:style-name="P5">jim@less2do.com <text:s text:c="5"/>Jim Mack <text:s text:c="5"/>949-899-4788</text:p>
          </text:section>
        </draw:text-box>
      </draw:frame>
      <draw:frame draw:style-name="fr1" draw:name="Frame7" text:anchor-type="page" text:anchor-page-number="1" svg:x="0.75in" svg:y="6.5in" svg:width="3.5in" svg:height="2in" draw:z-index="6">
        <draw:text-box>
          <text:section text:style-name="Sect1" text:name="Section6" text:protected="true">
            <text:section-source text:section-name="MasterLabel"/>
            <text:p text:style-name="P6"><text:span text:style-name="T1">Play</text:span><text:span text:style-name="T2">It</text:span><text:span text:style-name="T3">Again</text:span><text:span text:style-name="T4">Kid</text:span><text:span text:style-name="T5">.</text:span><text:span text:style-name="T6">com</text:span></text:p>
            <text:p text:style-name="P1">Record Storytime for Anytime</text:p>
            <text:p text:style-name="P4">You are the star your kid is waiting for</text:p>
            <text:p text:style-name="P3"/>
            <text:p text:style-name="P1">Publish your kid as Author or Artist</text:p>
            <text:p text:style-name="P4">Collaborate on your favorite literature</text:p>
            <text:p text:style-name="P4">Or create your own</text:p>
            <text:p text:style-name="P2"/>
            <text:p text:style-name="P5">jim@less2do.com <text:s text:c="5"/>Jim Mack <text:s text:c="5"/>949-899-4788</text:p>
          </text:section>
        </draw:text-box>
      </draw:frame>
      <draw:frame draw:style-name="fr1" draw:name="Frame8" text:anchor-type="page" text:anchor-page-number="1" svg:x="4.25in" svg:y="6.5in" svg:width="3.5in" svg:height="2in" draw:z-index="7">
        <draw:text-box>
          <text:section text:style-name="Sect1" text:name="Section7" text:protected="true">
            <text:section-source text:section-name="MasterLabel"/>
            <text:p text:style-name="P6"><text:span text:style-name="T1">Play</text:span><text:span text:style-name="T2">It</text:span><text:span text:style-name="T3">Again</text:span><text:span text:style-name="T4">Kid</text:span><text:span text:style-name="T5">.</text:span><text:span text:style-name="T6">com</text:span></text:p>
            <text:p text:style-name="P1">Record Storytime for Anytime</text:p>
            <text:p text:style-name="P4">You are the star your kid is waiting for</text:p>
            <text:p text:style-name="P3"/>
            <text:p text:style-name="P1">Publish your kid as Author or Artist</text:p>
            <text:p text:style-name="P4">Collaborate on your favorite literature</text:p>
            <text:p text:style-name="P4">Or create your own</text:p>
            <text:p text:style-name="P2"/>
            <text:p text:style-name="P5">jim@less2do.com <text:s text:c="5"/>Jim Mack <text:s text:c="5"/>949-899-4788</text:p>
          </text:section>
        </draw:text-box>
      </draw:frame>
      <draw:frame draw:style-name="fr1" draw:name="Frame9" text:anchor-type="page" text:anchor-page-number="1" svg:x="0.75in" svg:y="8.5in" svg:width="3.5in" svg:height="2in" draw:z-index="8">
        <draw:text-box>
          <text:section text:style-name="Sect1" text:name="Section8" text:protected="true">
            <text:section-source text:section-name="MasterLabel"/>
            <text:p text:style-name="P6"><text:span text:style-name="T1">Play</text:span><text:span text:style-name="T2">It</text:span><text:span text:style-name="T3">Again</text:span><text:span text:style-name="T4">Kid</text:span><text:span text:style-name="T5">.</text:span><text:span text:style-name="T6">com</text:span></text:p>
            <text:p text:style-name="P1">Record Storytime for Anytime</text:p>
            <text:p text:style-name="P4">You are the star your kid is waiting for</text:p>
            <text:p text:style-name="P3"/>
            <text:p text:style-name="P1">Publish your kid as Author or Artist</text:p>
            <text:p text:style-name="P4">Collaborate on your favorite literature</text:p>
            <text:p text:style-name="P4">Or create your own</text:p>
            <text:p text:style-name="P2"/>
            <text:p text:style-name="P5">jim@less2do.com <text:s text:c="5"/>Jim Mack <text:s text:c="5"/>949-899-4788</text:p>
          </text:section>
        </draw:text-box>
      </draw:frame>
      <draw:frame draw:style-name="fr1" draw:name="Frame10" text:anchor-type="page" text:anchor-page-number="1" svg:x="4.25in" svg:y="8.5in" svg:width="3.5in" svg:height="2in" draw:z-index="9">
        <draw:text-box>
          <text:section text:style-name="Sect1" text:name="Section9" text:protected="true">
            <text:section-source text:section-name="MasterLabel"/>
            <text:p text:style-name="P6"><text:span text:style-name="T1">Play</text:span><text:span text:style-name="T2">It</text:span><text:span text:style-name="T3">Again</text:span><text:span text:style-name="T4">Kid</text:span><text:span text:style-name="T5">.</text:span><text:span text:style-name="T6">com</text:span></text:p>
            <text:p text:style-name="P1">Record Storytime for Anytime</text:p>
            <text:p text:style-name="P4">You are the star your kid is waiting for</text:p>
            <text:p text:style-name="P3"/>
            <text:p text:style-name="P1">Publish your kid as Author or Artist</text:p>
            <text:p text:style-name="P4">Collaborate on your favorite literature</text:p>
            <text:p text:style-name="P4">Or create your own</text:p>
            <text:p text:style-name="P2"/>
            <text:p text:style-name="P5">jim@less2do.com <text:s text:c="5"/>Jim Mack <text:s text:c="5"/>949-899-4788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Comic Sans MS" svg:font-family="'Comic Sans M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Comic Sans MS1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paragraph" style:default-outline-level=""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abels" style:family="graphic" style:auto-update="true">
      <style:graphic-properties svg:width="3.5in" svg:height="2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" style:print-orientation="portrait" fo:margin-top="0.5in" fo:margin-bottom="0in" fo:margin-left="0.75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07:46:41.434000000</meta:creation-date>
    <dc:date>2019-09-16T11:01:15.874928073</dc:date>
    <meta:editing-duration>PT5H4M18S</meta:editing-duration>
    <meta:editing-cycles>12</meta:editing-cycles>
    <meta:generator>LibreOffice/6.2.7.1$MacOSX_X86_64 LibreOffice_project/23edc44b61b830b7d749943e020e96f5a7df63bf</meta:generator>
    <meta:print-date>2019-09-16T11:00:29.833798331</meta:print-date>
    <meta:document-statistic meta:table-count="0" meta:image-count="0" meta:object-count="0" meta:page-count="1" meta:paragraph-count="70" meta:word-count="340" meta:character-count="2260" meta:non-whitespace-character-count="1890"/>
  </office:meta>
</office:document-meta>
</file>